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end" style:justify-single-word="false"/>
      <style:text-properties fo:font-size="36pt" style:text-underline-style="solid" style:text-underline-width="auto" style:text-underline-color="font-color" officeooo:rsid="000cdd78" officeooo:paragraph-rsid="000cdd78" style:font-size-asian="36pt" style:font-size-complex="36pt"/>
    </style:style>
    <style:style style:name="P2" style:family="paragraph" style:parent-style-name="Standard">
      <style:paragraph-properties fo:text-align="center" style:justify-single-word="false"/>
      <style:text-properties fo:font-size="44pt" style:text-underline-style="solid" style:text-underline-width="auto" style:text-underline-color="font-color" officeooo:rsid="000cdd78" officeooo:paragraph-rsid="000cdd78" style:font-size-asian="44pt" style:font-size-complex="44pt"/>
    </style:style>
    <style:style style:name="P3" style:family="paragraph" style:parent-style-name="Standard">
      <style:paragraph-properties fo:text-align="end" style:justify-single-word="false" style:vertical-align="bottom" style:writing-mode="page"/>
      <style:text-properties fo:font-size="12pt" style:text-underline-style="none" officeooo:rsid="000cdd78" officeooo:paragraph-rsid="000cdd78" style:font-size-asian="10.5pt" style:font-size-complex="12pt"/>
    </style:style>
    <style:style style:name="P4" style:family="paragraph" style:parent-style-name="Standard">
      <style:paragraph-properties fo:text-align="end" style:justify-single-word="false" style:vertical-align="bottom" style:writing-mode="page"/>
      <style:text-properties fo:font-size="15pt" style:text-underline-style="none" officeooo:rsid="000cdd78" officeooo:paragraph-rsid="000cdd78" style:font-size-asian="15pt" style:font-size-complex="15pt"/>
    </style:style>
    <style:style style:name="P5" style:family="paragraph" style:parent-style-name="Text_20_body">
      <style:text-properties fo:font-style="normal" officeooo:rsid="00111c7b" officeooo:paragraph-rsid="00111c7b" style:font-style-asian="normal" style:font-style-complex="normal"/>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officeooo:rsid="001443d8" officeooo:paragraph-rsid="001443d8"/>
    </style:style>
    <style:style style:name="T1" style:family="text">
      <style:text-properties style:font-name="Liberation Serif"/>
    </style:style>
    <style:style style:name="T2" style:family="text">
      <style:text-properties style:font-name="Liberation Serif" officeooo:rsid="000cdd78"/>
    </style:style>
    <style:style style:name="T3" style:family="text">
      <style:text-properties style:font-name="Liberation Serif" fo:font-style="normal" style:font-style-asian="normal" style:font-style-complex="normal"/>
    </style:style>
    <style:style style:name="T4" style:family="text">
      <style:text-properties style:font-name="Liberation Serif" fo:font-style="normal" officeooo:rsid="000ed8dc" style:font-style-asian="normal" style:font-style-complex="normal"/>
    </style:style>
    <style:style style:name="T5" style:family="text">
      <style:text-properties style:font-name="Liberation Serif" fo:font-style="normal" officeooo:rsid="0012f8ff" style:font-style-asian="normal" style:font-style-complex="normal"/>
    </style:style>
    <style:style style:name="T6" style:family="text">
      <style:text-properties fo:font-style="italic" officeooo:rsid="00127121" style:font-style-asian="italic" style:font-style-complex="italic"/>
    </style:style>
    <style:style style:name="T7" style:family="text">
      <style:text-properties officeooo:rsid="00127121"/>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InspectorUnix</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CSEC 474</text:p>
      <text:p text:style-name="P4">Term Project</text:p>
      <text:p text:style-name="P4"/>
      <text:p text:style-name="P4">Michael Boc, Samuel Lipton</text:p>
      <text:p text:style-name="P4">Krubell Mekonen, Patrick Qiu</text:p>
      <text:p text:style-name="P4"/>
      <text:p text:style-name="P4"><text:date style:data-style-name="N76" text:date-value="2018-03-30T13:44:19.717548801">March 30, 2018</text:date></text:p>
      <text:h text:style-name="P6" text:outline-level="1">Introduction </text:h>
      <text:p text:style-name="P5">Computer forensics plays an imperative importance when restoring justice in the modern world. <text:span text:style-name="T7">The evidence that computer forensics can collect has the ability to convict: child porn distributors, computer <text:s/>hackers, cyber terrorists, etc. </text:span><text:s/><text:span text:style-name="T7">This</text:span> endeavor of collecting sound forensic evidence is a delicate and difficult task. Making a minor error <text:span text:style-name="T7">c</text:span>an corrupt the data <text:span text:style-name="T7">irreversibly</text:span>, or invalidate <text:span text:style-name="T7">the </text:span>evidence in the court of law. <text:span text:style-name="T7">Therefore, to accurately collect forensic evidence, the technician must be highly skilled at reliable forensic tools. The goal of developing the </text:span><text:span text:style-name="T6">InspectorUnix </text:span><text:span text:style-name="T7">utility is to automate the forensic evidence collection process; creating a reliable forensic tool which will allow technicians to collect forensic data with ease and high accuracy. </text:span></text:p>
      <text:p text:style-name="Text_20_body"><text:span text:style-name="T2">I</text:span><text:span text:style-name="T1">nspectorUnix</text:span><text:span text:style-name="T3"> is a forensic utility designed to act as a first response forensic data collection tool. Upon the discovery of a comprised machine, a first responder will insert an external drive with the program into the machine. Once the program is initialized, it will gather volatile and non-volatile data off the computer automatically and store it on the external drive. </text:span></text:p>
      <text:p text:style-name="Text_20_body"><text:span text:style-name="T4">T</text:span><text:span text:style-name="T3">he automation of forensic evidence collection is </text:span><text:span text:style-name="T5">highly beneficial</text:span><text:span text:style-name="T3"> for </text:span><text:span text:style-name="T5">response to any incident</text:span><text:span text:style-name="T3">. The automation of this task allows for more accurate forensic evidence gathering, reducing the risk of human error corrupting the evidence. Additionally, automating the forensic evidence, reduces the workload of the incidence response team; allowing the team to spend more resources on the containment and eradication of the incident. </text:span></text:p>
      <text:h text:style-name="P7" text:outline-level="1">Related Work</text:h>
      <text:h text:style-name="P7" text:outline-level="1">Implementation</text:h>
      <text:h text:style-name="P7" text:outline-level="1">Conclu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2in" loext:contextual-spacing="false" fo:line-height="130%" style:writing-mode="page"/>
      <style:text-properties fo:font-style="italic" officeooo:rsid="000ed8dc" style:font-style-asian="italic"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130%" fo:font-weight="bold" officeooo:rsid="000cdd78"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oc</meta:initial-creator>
    <meta:creation-date>2018-03-30T10:39:46.155142463</meta:creation-date>
    <meta:generator>LibreOffice/5.4.6.2$Linux_X86_64 LibreOffice_project/40$Build-2</meta:generator>
    <dc:date>2018-03-30T13:44:19.632898061</dc:date>
    <dc:creator>Michael Boc</dc:creator>
    <meta:editing-duration>PT3M28S</meta:editing-duration>
    <meta:editing-cycles>2</meta:editing-cycles>
    <meta:document-statistic meta:table-count="0" meta:image-count="0" meta:object-count="0" meta:page-count="5" meta:paragraph-count="13" meta:word-count="257" meta:character-count="1728" meta:non-whitespace-character-count="1478"/>
  </office:meta>
</office:document-meta>
</file>